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17C8000007A330000C8BF9B77FFCAF569B09B.svg" manifest:media-type="image/svg+xml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16.591cm" style:type="right" style:leader-style="dotted" style:leader-text="."/>
        </style:tab-stops>
      </style:paragraph-properties>
    </style:style>
    <style:style style:name="P4" style:family="paragraph" style:parent-style-name="Contents_20_Heading" style:master-page-name="Standard">
      <style:paragraph-properties style:page-number="1" fo:break-before="page"/>
      <style:text-properties fo:font-size="12pt" fo:font-weight="normal" officeooo:rsid="0012bda7" officeooo:paragraph-rsid="00171912" style:font-size-asian="10.5pt" style:font-weight-asian="normal" style:font-size-complex="12pt" style:font-weight-complex="normal"/>
    </style:style>
    <style:style style:name="P5" style:family="paragraph" style:parent-style-name="Contents_20_Heading">
      <style:paragraph-properties fo:break-before="page"/>
    </style:style>
    <style:style style:name="P6" style:family="paragraph" style:parent-style-name="Contents_20_Heading">
      <style:paragraph-properties fo:break-before="page"/>
      <style:text-properties fo:font-size="12pt" fo:font-weight="normal" officeooo:rsid="0012bda7" style:font-size-asian="10.5pt" style:font-weight-asian="normal" style:font-size-complex="12pt" style:font-weight-complex="normal"/>
    </style:style>
    <style:style style:name="P7" style:family="paragraph" style:parent-style-name="Footer">
      <style:paragraph-properties fo:text-align="end" style:justify-single-word="false"/>
    </style:style>
    <style:style style:name="P8" style:family="paragraph" style:parent-style-name="Heading_20_1">
      <style:paragraph-properties fo:break-before="page"/>
    </style:style>
    <style:style style:name="P9" style:family="paragraph" style:parent-style-name="Horizontal_20_Line" style:master-page-name="First_20_Page">
      <style:paragraph-properties style:page-number="auto"/>
    </style:style>
    <style:style style:name="P10" style:family="paragraph" style:parent-style-name="Standard">
      <style:paragraph-properties fo:text-align="center" style:justify-single-word="false"/>
      <style:text-properties fo:font-size="18pt" fo:font-weight="bold" officeooo:rsid="00106ccb" officeooo:paragraph-rsid="00106ccb" style:font-size-asian="15.75pt" style:font-weight-asian="bold" style:font-size-complex="18pt" style:font-weight-complex="bold"/>
    </style:style>
    <style:style style:name="P11" style:family="paragraph" style:parent-style-name="Standard">
      <style:paragraph-properties fo:text-align="end" style:justify-single-word="false"/>
      <style:text-properties fo:font-size="18pt" fo:font-weight="bold" officeooo:rsid="00106ccb" officeooo:paragraph-rsid="00106ccb" style:font-size-asian="15.75pt" style:font-weight-asian="bold" style:font-size-complex="18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22pt" fo:font-weight="bold" officeooo:rsid="00106ccb" officeooo:paragraph-rsid="00106ccb" style:font-size-asian="22pt" style:font-weight-asian="bold" style:font-size-complex="22pt" style:font-weight-complex="bold"/>
    </style:style>
    <style:style style:name="P13" style:family="paragraph" style:parent-style-name="Standard">
      <style:paragraph-properties fo:text-align="end" style:justify-single-word="false"/>
      <style:text-properties officeooo:paragraph-rsid="00106ccb"/>
    </style:style>
    <style:style style:name="P14" style:family="paragraph" style:parent-style-name="Standard">
      <style:paragraph-properties fo:text-align="center" style:justify-single-word="false"/>
      <style:text-properties fo:font-size="28pt" fo:font-weight="bold" officeooo:rsid="00106ccb" officeooo:paragraph-rsid="00106ccb" style:font-size-asian="28pt" style:font-weight-asian="bold" style:font-size-complex="28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149dde" officeooo:paragraph-rsid="00149dde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164a41" officeooo:paragraph-rsid="00164a41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149dde" officeooo:paragraph-rsid="00149dde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4pt" fo:font-weight="bold" officeooo:rsid="0012bda7" officeooo:paragraph-rsid="0012bda7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4pt" fo:font-weight="bold" officeooo:rsid="00164a41" officeooo:paragraph-rsid="00164a41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4pt" fo:font-weight="normal" officeooo:rsid="00164a41" officeooo:paragraph-rsid="00164a41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1pt" fo:font-weight="normal" officeooo:rsid="00149dde" officeooo:paragraph-rsid="00149dde" style:font-size-asian="11pt" style:font-weight-asian="normal" style:font-size-complex="11pt" style:font-weight-complex="normal"/>
    </style:style>
    <style:style style:name="P22" style:family="paragraph" style:parent-style-name="Standard" style:master-page-name="Standard">
      <style:paragraph-properties fo:text-align="start" style:justify-single-word="false" style:page-number="1" fo:break-before="page"/>
      <style:text-properties fo:font-size="18pt" fo:font-weight="normal" officeooo:rsid="0012bda7" officeooo:paragraph-rsid="00106ccb" style:font-size-asian="15.75pt" style:font-weight-asian="normal" style:font-size-complex="18pt" style:font-weight-complex="normal"/>
    </style:style>
    <style:style style:name="P23" style:family="paragraph" style:parent-style-name="Text_20_body">
      <style:text-properties fo:font-size="12pt" fo:font-weight="normal" officeooo:rsid="0012bda7" style:font-size-asian="10.5pt" style:font-weight-asian="normal" style:font-size-complex="12pt" style:font-weight-complex="normal"/>
    </style:style>
    <style:style style:name="P24" style:family="paragraph" style:parent-style-name="Text_20_body">
      <style:paragraph-properties fo:break-before="page"/>
      <style:text-properties fo:font-size="12pt" fo:font-weight="normal" officeooo:rsid="0012bda7" style:font-size-asian="10.5pt" style:font-weight-asian="normal" style:font-size-complex="12pt" style:font-weight-complex="normal"/>
    </style:style>
    <style:style style:name="T1" style:family="text">
      <style:text-properties fo:font-size="12pt" officeooo:rsid="00164a41" style:font-size-asian="12pt" style:font-size-complex="12pt"/>
    </style:style>
    <style:style style:name="T2" style:family="text">
      <style:text-properties fo:font-size="18pt" fo:font-weight="bold" officeooo:rsid="00106ccb" style:font-size-asian="15.75pt" style:font-weight-asian="bold" style:font-size-complex="18pt" style:font-weight-complex="bold"/>
    </style:style>
    <style:style style:name="T3" style:family="text">
      <style:text-properties officeooo:rsid="00164a4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ext:p text:style-name="P12"/>
      <text:p text:style-name="P14">Especificación de requisitos de software</text:p>
      <text:p text:style-name="P10"/>
      <text:p text:style-name="P10">Omnicare shop</text:p>
      <text:p text:style-name="P10"/>
      <text:p text:style-name="P10"/>
      <text:p text:style-name="P10"/>
      <text:p text:style-name="P11">Versión 1.0</text:p>
      <text:p text:style-name="P11"/>
      <text:p text:style-name="P11">Elaborado por:</text:p>
      <text:p text:style-name="P13"><text:span text:style-name="T2">Kevin Daniel Basto Anquino</text:span></text:p>
      <text:p text:style-name="P23"/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5">Índice</text:p>
          </text:index-title>
          <text:p text:style-name="P1"><text:a xlink:type="simple" xlink:href="#__RefHeading___Toc768_2603846042" text:style-name="Index_20_Link" text:visited-style-name="Index_20_Link">1. Introducción<text:tab/>3</text:a></text:p>
          <text:p text:style-name="P2"><text:a xlink:type="simple" xlink:href="#__RefHeading___Toc770_2603846042" text:style-name="Index_20_Link" text:visited-style-name="Index_20_Link">1.1. Propósito<text:tab/>3</text:a></text:p>
          <text:p text:style-name="P2"><text:a xlink:type="simple" xlink:href="#__RefHeading___Toc772_2603846042" text:style-name="Index_20_Link" text:visited-style-name="Index_20_Link">1.2. Ámbito del proyecto<text:tab/>3</text:a></text:p>
          <text:p text:style-name="P2"><text:a xlink:type="simple" xlink:href="#__RefHeading___Toc774_2603846042" text:style-name="Index_20_Link" text:visited-style-name="Index_20_Link">1.3. Definiciones, Acrónimos y abreviaturas<text:tab/>3</text:a></text:p>
          <text:p text:style-name="P2"><text:a xlink:type="simple" xlink:href="#__RefHeading___Toc776_2603846042" text:style-name="Index_20_Link" text:visited-style-name="Index_20_Link">1.4. Referencias<text:tab/>3</text:a></text:p>
          <text:p text:style-name="P2"><text:a xlink:type="simple" xlink:href="#__RefHeading___Toc778_2603846042" text:style-name="Index_20_Link" text:visited-style-name="Index_20_Link">1.5. Visión general del documento<text:tab/>3</text:a></text:p>
          <text:p text:style-name="P2"><text:a xlink:type="simple" xlink:href="#__RefHeading___Toc780_2603846042" text:style-name="Index_20_Link" text:visited-style-name="Index_20_Link">2. Descripción general<text:tab/>3</text:a></text:p>
          <text:p text:style-name="P2"><text:a xlink:type="simple" xlink:href="#__RefHeading___Toc782_2603846042" text:style-name="Index_20_Link" text:visited-style-name="Index_20_Link">2.1. Perspectiva del productos<text:tab/>3</text:a></text:p>
          <text:p text:style-name="P2"><text:a xlink:type="simple" xlink:href="#__RefHeading___Toc784_2603846042" text:style-name="Index_20_Link" text:visited-style-name="Index_20_Link">2.2. Funciones del producto<text:tab/>3</text:a></text:p>
          <text:p text:style-name="P2"><text:a xlink:type="simple" xlink:href="#__RefHeading___Toc786_2603846042" text:style-name="Index_20_Link" text:visited-style-name="Index_20_Link">2.3. Características de los usuarios<text:tab/>3</text:a></text:p>
          <text:p text:style-name="P2"><text:a xlink:type="simple" xlink:href="#__RefHeading___Toc788_2603846042" text:style-name="Index_20_Link" text:visited-style-name="Index_20_Link">2.4. Restricciones<text:tab/>3</text:a></text:p>
          <text:p text:style-name="P2"><text:a xlink:type="simple" xlink:href="#__RefHeading___Toc790_2603846042" text:style-name="Index_20_Link" text:visited-style-name="Index_20_Link">2.5. Suposiciones y dependencias<text:tab/>4</text:a></text:p>
          <text:p text:style-name="P1"><text:a xlink:type="simple" xlink:href="#__RefHeading___Toc792_2603846042" text:style-name="Index_20_Link" text:visited-style-name="Index_20_Link">3. Requisitos Específicos<text:tab/>4</text:a></text:p>
          <text:p text:style-name="P1"><text:a xlink:type="simple" xlink:href="#__RefHeading___Toc794_2603846042" text:style-name="Index_20_Link" text:visited-style-name="Index_20_Link">3.1. Interfaces externas<text:tab/>4</text:a></text:p>
          <text:p text:style-name="P2"><text:a xlink:type="simple" xlink:href="#__RefHeading___Toc796_2603846042" text:style-name="Index_20_Link" text:visited-style-name="Index_20_Link">3.2. Funciones<text:tab/>4</text:a></text:p>
          <text:p text:style-name="P3"><text:a xlink:type="simple" xlink:href="#__RefHeading___Toc798_2603846042" text:style-name="Index_20_Link" text:visited-style-name="Index_20_Link">3.2.1. Requisitos funcionales<text:tab/>4</text:a></text:p>
          <text:p text:style-name="P3"><text:a xlink:type="simple" xlink:href="#__RefHeading___Toc800_2603846042" text:style-name="Index_20_Link" text:visited-style-name="Index_20_Link">3.2.2. Requisitos no funcionales<text:tab/>4</text:a></text:p>
          <text:p text:style-name="P2"><text:a xlink:type="simple" xlink:href="#__RefHeading___Toc802_2603846042" text:style-name="Index_20_Link" text:visited-style-name="Index_20_Link">3.4. Requisitos de diseño<text:tab/>4</text:a></text:p>
        </text:index-body>
      </text:table-of-content>
      <text:p text:style-name="P23"/>
      <text:h text:style-name="P8" text:outline-level="1"><text:bookmark-start text:name="__RefHeading___Toc768_2603846042"/>1. Introducción<text:bookmark-end text:name="__RefHeading___Toc768_2603846042"/></text:h>
      <text:p text:style-name="P18"/>
      <text:h text:style-name="Heading_20_2" text:outline-level="2"><text:bookmark-start text:name="__RefHeading___Toc770_2603846042"/>1.1. Propósito<text:bookmark-end text:name="__RefHeading___Toc770_2603846042"/></text:h>
      <text:p text:style-name="P21"><text:tab/>Este documento se redacto ante la necesidad de la organización Omnicare quien solicito una tienda en línea para uso comercial, y por medio del presente, se redactaran los requisitos de la primera versión del proyecto.</text:p>
      <text:p text:style-name="P21"/>
      <text:h text:style-name="Heading_20_2" text:outline-level="2"><text:bookmark-start text:name="__RefHeading___Toc772_2603846042"/>1.2. Ámbito del proyecto<text:bookmark-end text:name="__RefHeading___Toc772_2603846042"/></text:h>
      <text:p text:style-name="P17"><text:tab/>La tienda tiene el propósito de atraer a mas consumidores de productos Omnilife a la tienda por medio de la venta en línea de los productos además de tener un mayor alcance para las promociones y otros productos ofertados por la misma organización.</text:p>
      <text:p text:style-name="P17"/>
      <text:h text:style-name="Heading_20_2" text:outline-level="2"><text:bookmark-start text:name="__RefHeading___Toc774_2603846042"/>1.3. Definiciones, Acrónimos y abreviaturas<text:bookmark-end text:name="__RefHeading___Toc774_2603846042"/></text:h>
      <text:p text:style-name="P15">sd</text:p>
      <text:h text:style-name="Heading_20_2" text:outline-level="2"><text:bookmark-start text:name="__RefHeading___Toc776_2603846042"/>1.4. Referencias<text:bookmark-end text:name="__RefHeading___Toc776_2603846042"/></text:h>
      <text:p text:style-name="P16"/>
      <text:h text:style-name="Heading_20_2" text:outline-level="2"><text:bookmark-start text:name="__RefHeading___Toc778_2603846042"/>1.5. Visión general del documento<text:bookmark-end text:name="__RefHeading___Toc778_2603846042"/></text:h>
      <text:p text:style-name="P15"/>
      <text:h text:style-name="Heading_20_2" text:outline-level="2"><text:bookmark-start text:name="__RefHeading___Toc780_2603846042"/>2. Descripción general<text:bookmark-end text:name="__RefHeading___Toc780_2603846042"/></text:h>
      <text:p text:style-name="P15"/>
      <text:h text:style-name="Heading_20_2" text:outline-level="2"><text:bookmark-start text:name="__RefHeading___Toc782_2603846042"/>2.1. Perspectiva del productos<text:bookmark-end text:name="__RefHeading___Toc782_2603846042"/></text:h>
      <text:p text:style-name="P16"/>
      <text:h text:style-name="Heading_20_2" text:outline-level="2"><text:bookmark-start text:name="__RefHeading___Toc784_2603846042"/>2.2. Funciones del producto<text:bookmark-end text:name="__RefHeading___Toc784_2603846042"/></text:h>
      <text:p text:style-name="P16"/>
      <text:h text:style-name="Heading_20_2" text:outline-level="2"><text:bookmark-start text:name="__RefHeading___Toc786_2603846042"/>2.3. Características de los usuarios<text:bookmark-end text:name="__RefHeading___Toc786_2603846042"/></text:h>
      <text:p text:style-name="P16"/>
      <text:h text:style-name="Heading_20_2" text:outline-level="2"><text:bookmark-start text:name="__RefHeading___Toc788_2603846042"/>2.4. Restricciones<text:bookmark-end text:name="__RefHeading___Toc788_2603846042"/></text:h>
      <text:p text:style-name="P16"/>
      <text:h text:style-name="Heading_20_2" text:outline-level="2"><text:bookmark-start text:name="__RefHeading___Toc790_2603846042"/><text:soft-page-break/>2.5. Suposiciones y dependencias<text:bookmark-end text:name="__RefHeading___Toc790_2603846042"/></text:h>
      <text:p text:style-name="P16"/>
      <text:h text:style-name="Heading_20_1" text:outline-level="1"><text:bookmark-start text:name="__RefHeading___Toc792_2603846042"/>3. Requisitos Específicos<text:bookmark-end text:name="__RefHeading___Toc792_2603846042"/></text:h>
      <text:p text:style-name="P16"/>
      <text:h text:style-name="Heading_20_1" text:outline-level="1"><text:bookmark-start text:name="__RefHeading___Toc794_2603846042"/>3.1. Interfaces externas<text:bookmark-end text:name="__RefHeading___Toc794_2603846042"/></text:h>
      <text:p text:style-name="P16"/>
      <text:h text:style-name="Heading_20_2" text:outline-level="2"><text:bookmark-start text:name="__RefHeading___Toc796_2603846042"/>3.2. Funciones<text:bookmark-end text:name="__RefHeading___Toc796_2603846042"/></text:h>
      <text:p text:style-name="P16"/>
      <text:h text:style-name="Heading_20_3" text:outline-level="3"><text:bookmark-start text:name="__RefHeading___Toc798_2603846042"/>3.2.1. Requisitos funcionales<text:bookmark-end text:name="__RefHeading___Toc798_2603846042"/></text:h>
      <text:p text:style-name="P16"/>
      <text:h text:style-name="Heading_20_3" text:outline-level="3"><text:bookmark-start text:name="__RefHeading___Toc800_2603846042"/>3.2.2. Requisitos no funcionales<text:bookmark-end text:name="__RefHeading___Toc800_2603846042"/></text:h>
      <text:p text:style-name="P16"/>
      <text:h text:style-name="Heading_20_2" text:outline-level="2"><text:bookmark-start text:name="__RefHeading___Toc802_2603846042"/>3.4. Requisitos de diseño<text:bookmark-end text:name="__RefHeading___Toc802_2603846042"/></text:h>
      <text:p text:style-name="P20"/>
      <text:p text:style-name="P1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Blank_20_with_20_Gray" draw:display-name="Blank with Gray" draw:style="linear" draw:start-color="#ffffff" draw:end-color="#dddddd" draw:start-intensity="100%" draw:end-intensity="100%" draw:angle="90deg" draw:border="75%"/>
    <draw:fill-image draw:name="Logo_5f_UADY" draw:display-name="Logo_UADY" xlink:href="Pictures/10017C8000007A330000C8BF9B77FFCAF569B09B.sv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/>
      <style:text-properties fo:font-size="14pt" fo:font-weight="bold" officeooo:rsid="00164a41" style:font-size-asian="14pt" style:font-weight-asian="bold" style:font-size-complex="14pt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transparent" style:writing-mode="lr-tb" draw:fill="bitmap" draw:fill-gradient-name="Blank_20_with_20_Gray" draw:gradient-step-count="0" draw:fill-image-name="Logo_5f_UADY" draw:opacity="5%" draw:fill-image-width="80%" draw:fill-image-height="100%" style:repeat="no-repeat" draw:fill-image-ref-point="center" style:footnote-max-height="0cm">
        <style:background-image xlink:href="Pictures/10017C8000007A330000C8BF9B77FFCAF569B09B.svg" xlink:type="simple" xlink:actuate="onLoad" style:position="center center" style:repeat="no-repeat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bitmap" draw:fill-gradient-name="Blank_20_with_20_Gray" draw:gradient-step-count="0" draw:fill-image-name="Logo_5f_UADY" draw:opacity="5%" draw:fill-image-width="80%" draw:fill-image-height="100%" style:repeat="no-repeat" draw:fill-image-ref-point="center" draw:background-size="border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4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26T20:55:36.757000000</meta:creation-date>
    <meta:generator>LibreOffice/7.1.5.2$Windows_X86_64 LibreOffice_project/85f04e9f809797b8199d13c421bd8a2b025d52b5</meta:generator>
    <dc:date>2021-09-26T21:59:52.720000000</dc:date>
    <meta:editing-duration>PT16M10S</meta:editing-duration>
    <meta:editing-cycles>3</meta:editing-cycles>
    <meta:document-statistic meta:table-count="0" meta:image-count="0" meta:object-count="0" meta:page-count="4" meta:paragraph-count="46" meta:word-count="236" meta:character-count="1534" meta:non-whitespace-character-count="1342"/>
  </office:meta>
</office:document-meta>
</file>